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style:font-name="Calibri" fo:language="en" fo:country="US" style:font-name-asian="Calibri" style:font-name-complex="Calibri"/>
    </style:style>
    <style:style style:name="P3" style:family="paragraph" style:parent-style-name="Standard" style:list-style-name="L1">
      <style:paragraph-properties fo:margin-top="0cm" fo:margin-bottom="0.353cm" fo:line-height="115%"/>
    </style:style>
    <style:style style:name="P4" style:family="paragraph" style:parent-style-name="Standard" style:list-style-name="L2">
      <style:paragraph-properties fo:margin-top="0cm" fo:margin-bottom="0.353cm" fo:line-height="115%"/>
    </style:style>
    <style:style style:name="T1" style:family="text">
      <style:text-properties style:font-name="Calibri" fo:language="en" fo:country="US" style:font-name-asian="Calibri" style:font-name-complex="Calibri"/>
    </style:style>
    <style:style style:name="T2" style:family="text">
      <style:text-properties style:font-name="Calibri" fo:font-size="16pt" fo:language="en" fo:country="US" fo:font-weight="bold" style:font-name-asian="Calibri" style:font-size-asian="16pt" style:font-weight-asian="bold" style:font-name-complex="Calibri" style:font-size-complex="16pt" style:font-weight-complex="bold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ArrayList</text:span><text:span text:style-name="T3"> (динамический список)</text:span></text:p>
      <text:p text:style-name="P1">При создании объекта класса ArrayList<text:span text:style-name="T1"> </text:span>внутри создается обыкновенный массив по умолчанию размер этого массива равен 10.</text:p>
      <text:p text:style-name="P1">Если при <text:span text:style-name="T4">добавлении </text:span>нового элемента место во внутреннем массиве заканчивается, то:</text:p>
      <text:list xml:id="list714398204811930527" text:style-name="L1">
        <text:list-item>
          <text:p text:style-name="P3">Вычисляется новый размер массива.<text:line-break/>Для массива с размером по <text:span text:style-name="T7">умолчанию</text:span> будет справедливо:<text:line-break/>&gt;&gt; 1 – побитовый сдвиг вправо на единицу (оператор, который уменьшает число до его половины). По сути, означает деление на 2 в степени 1. Получается, что мы делим 10 на 2 и прибавляем 10. Итого, новая емкость массива равна 15, но так как мы добавляем 11 элемент, то 15+1 = 16.</text:p>
        </text:list-item>
        <text:list-item>
          <text:p text:style-name="P3"><text:s/>Создается новый массив с этим размером</text:p>
        </text:list-item>
        <text:list-item>
          <text:p text:style-name="P3">В этот массив копируются все элементы из старого массива. Для этого используется метод <text:span text:style-name="T1">Arrays.copyOf()</text:span></text:p>
        </text:list-item>
      </text:list>
      <text:p text:style-name="P2"/>
      <text:p text:style-name="P1">При <text:span text:style-name="T4">удалении</text:span> элемента: </text:p>
      <text:list xml:id="list9083906210004255324" text:style-name="L2">
        <text:list-item>
          <text:p text:style-name="P4">Происходит обход внутреннего массива </text:p>
        </text:list-item>
        <text:list-item>
          <text:p text:style-name="P4">Элемент под нужным индексом удаляется </text:p>
        </text:list-item>
        <text:list-item>
          <text:p text:style-name="P4">Все элементы правее сдвигаются влево </text:p>
        </text:list-item>
        <text:list-item>
          <text:p text:style-name="P4">Уменьшается размер внутреннего массива</text:p>
        </text:list-item>
      </text:list>
      <text:p text:style-name="P1"/>
      <text:p text:style-name="P1"><text:span text:style-name="T6">Особенности:</text:span><text:line-break/>Удаление элементов сконца происходит <text:span text:style-name="T4">быстро </text:span>так как просто уменьшается размер внутреннего массива</text:p>
      <text:p text:style-name="P1">Удаление элементов сначала или в середине происходит <text:span text:style-name="T4">медленно </text:span>так как удаляется нужный элемент массива и вместо него остаётся пустое пространство, потом те элементы которые остались справа передвигаются влево, это и занимает много время. Для решения этой проблемы лучше использовать <text:span text:style-name="T1">linkedList</text:span>.</text:p>
      <text:p text:style-name="P1"/>
      <text:p text:style-name="P1"><text:span text:style-name="T6">Вкратце:</text:span><text:line-break/><text:span text:style-name="T1">ArrayList <text:s/></text:span>в своей реализации использует обычный массив, в случае когда массив заполняется создается новый массив с новым размером который больше старого и заполняет новый массив информацией из старого масси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M10S</meta:editing-duration>
    <meta:editing-cycles>4</meta:editing-cycles>
    <meta:generator>OpenOffice/4.1.13$Win32 OpenOffice.org_project/4113m1$Build-9810</meta:generator>
    <dc:date>2022-08-06T14:59:17.72</dc:date>
    <meta:document-statistic meta:table-count="0" meta:image-count="0" meta:object-count="0" meta:page-count="1" meta:paragraph-count="14" meta:word-count="224" meta:character-count="1547"/>
    <meta:user-defined meta:name="Info 1"/>
    <meta:user-defined meta:name="Info 2"/>
    <meta:user-defined meta:name="Info 3"/>
    <meta:user-defined meta:name="Info 4"/>
  </office:meta>
</office:document-meta>
</file>